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12.18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title">
      <style:graphic-properties fo:min-height="3.256cm" fo:wrap-option="wrap"/>
    </style:style>
    <style:style style:name="pr8" style:family="presentation" style:parent-style-name="blue-curve1-outline1">
      <style:graphic-properties fo:min-height="18.293cm" fo:wrap-option="wrap"/>
    </style:style>
    <style:style style:name="pr9" style:family="presentation" style:parent-style-name="blue-curv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8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28/11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Various talks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Storing IPFS link inside the blockchain. This link points to a folder containing the signature, the certificate and the document</text:p>
              </text:list-item>
              <text:list-item>
                <text:p>How do we know the pubkey of and end-user?</text:p>
                <text:list>
                  <text:list-item>
                    <text:p>When we register a HS-ulm Student, we also register a pubkey that we can use afterwards</text:p>
                  </text:list-item>
                  <text:list-item>
                    <text:p>But in our case, we assume we have it</text:p>
                  </text:list-item>
                </text:list>
              </text:list-item>
              <text:list-item>
                <text:p>Etherscan: get all transactions from an accou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8" draw:text-style-name="P7" draw:layer="layout" svg:width="25.199cm" svg:height="18.293cm" svg:x="1.27cm" svg:y="5.837cm" presentation:class="outline" presentation:user-transformed="true">
          <draw:text-box>
            <text:list text:style-name="L2">
              <text:list-item>
                <text:p text:style-name="P1"><text:span text:style-name="T2">Extend in order to store link, pubke</text:span></text:p>
              </text:list-item>
              <text:list-item>
                <text:p text:style-name="P1"><text:span text:style-name="T2">Command line interface/argument in order to launch program)</text:span></text:p>
              </text:list-item>
              <text:list-item>
                <text:p text:style-name="P1"><text:span text:style-name="T2">Reading all transaction from pubkey (address)</text:span></text:p>
              </text:list-item>
              <text:list-item>
                <text:p text:style-name="P1"><text:span text:style-name="T2">Define interfa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3H52M53S</meta:editing-duration>
    <meta:editing-cycles>33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2-05T11:42:13.513940739</dc:date>
    <meta:document-statistic meta:object-count="47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